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master-page-name="Standard">
      <style:paragraph-properties fo:margin-top="0in" fo:margin-bottom="0in" loext:contextual-spacing="false" fo:line-height="100%"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color="#0000ff"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53958/the-study-of-a-winning-pony" text:style-name="ListLabel_20_1" text:visited-style-name="ListLabel_20_1"><text:span text:style-name="T1">The Study of a Winning Pony</text:span></text:a></text:p>
      <text:p text:style-name="P2">Autor: Ponibius</text:p>
      <text:p text:style-name="P2">[Comedy][Drama][Romance][Slice of Life]</text:p>
      <text:p text:style-name="P2"/>
      <text:p text:style-name="P1">Dwa lata po ukończeniu „The Life and Times of Winning Pony” zamknięcia doczekał się jeden z jego największych spin-offów, o ile nie <text:span text:style-name="T2">ten</text:span> największy. Jak dla mnie to wystarczająca rekomendacja do napisania recenzji.</text:p>
      <text:p text:style-name="P1"/>
      <text:p text:style-name="P1">Ponibius, gdyż to on jest autorem „Study”, zrobił naprawdę dobrą robotę. Niby opowiadanie poboczne, długie niemal jak oryginał, po Falloutach nie powinno specjalnie dziwić, ale jednak zawsze jest to miła niespodzianka. Szczególnie, jeżeli jest dobre, a tutaj mamy do czynienia właśnie z takim przypadkiem. Tak jak fanfik-matka, zaczyna się dosyć lekko, by z biegiem rozdziałów nabierać nieco poważniejszego spojrzenia na przedstawioną akcję. Nie znaczy to oczywiście, iż pod koniec jest smutno, ponuro i strasznie, co to, to nie. Aż do końca towarzyszy nam specyficzny humor tego uniwersum, więc tak – spodziewajcie się wielu żartów o bzykaniu. Pomimo tego podobieństwa, spin-off nie jest kalką oryginału. Obaj autorzy mają odmienne style i to wyraźnie widać w tekście. Ponibius na przykład wrzuca zdecydowanie więcej nawiązań popkulturowych. Powiedziałbym wręcz, iż miejscami potrafi z tym przesadzać. Ale, ale pora przybliżyć Wam nieco, o czym rzeczony fanfik traktuje.</text:p>
      <text:p text:style-name="P1"/>
      <text:p text:style-name="P1">Jak widać po okładce, główną postacią, dookoła której kręci się fabuła, jest Twilight Sparkle. Już widzę malujące się na wszystkich twarzach zdziwienie. Co bowiem może łączyć nieco neurotyczną i wycofaną społecznie bibliotekarkę z naczelną nimfomanką Ponyville, wybitnie otwartą i rozrywkową Cloud Kicker? Owszem, przeciwieństwa się przyciągają, ale żeby aż tak? Na szczęście autor postanowił zastosować inne wyjaśnienie ich spotkania, bez używania wspomnianego wyżej, strasznie oklepanego, motywu.</text:p>
      <text:p text:style-name="P1"/>
      <text:p text:style-name="P1">Księżniczka Luna, powróciwszy ze swojego przedłużonego urlopu na księżycu, postanawia lepiej zapoznać się ze swoimi poddanymi. W końcu przez tysiąc lat sporo mogło się zmienić. Dlatego pewnego pięknego dnia Twilight Sparkle dostaje od niej pewne zadanie – ma bardzo dokładnie poznać Cloud Kicker. Wręcz przeprowadzić studium tej klaczy (w ramach programu obejmującego całą Equestrię), a gotowe opracowanie przekazać Pani Nocy. Nasza bibliotekarka naturalnie zgadza się pomóc, chociaż swojego poprzedniego spotkania z Cloud Kicker (na jednej z imprez Pinkie) nie wspomina zbyt radośnie. Trudno się dziwić, skoro ta w ramach przywitania zaproponowała jej szybki numerek. I to nie do końca żartobliwie.</text:p>
      <text:p text:style-name="P1"/>
      <text:p text:style-name="P1">Możecie sobie wyobrazić, jak wyglądają pierwsze rozdziały fanfika – biedna Twilight, starając się zebrać jak najdokładniejsze dane o przedmiocie badań, musi zmagać się między innymi z publicznym upokorzeniem, kiedy zostaje przyłapana na śledzeniu Cloud, a do tego należy dodać liczne insynuacje i bardziej lub mniej sugestywne propozycje. W połączeniu z charakterem bibliotekarki tworzy to prawdziwą mieszankę wybuchową i doprowadza do przezabawnych sytuacji. Choćby scena z jedzeniem świeżych wypieków… lojalnie ostrzegam, że po jej przeczytaniu możecie już nigdy nie spojrzeć na pewne ciastka w dotychczasowy, niewinny sposób.</text:p>
      <text:p text:style-name="P1"/>
      <text:p text:style-name="P1">Wspominałem wcześniej, iż opowiadania dosyć mocno się różnią przez wzgląd na styl obu autorów. Wydaje mi się, iż najlepiej to widać w samej postaci Cloud Kicker, który u Ponibiusa wychodzi na jeszcze bardziej opanowaną seksem i chucią nimfomankę. I chociaż czasami może to nawet nieco męczyć, to uważam, iż taka kreacja postaci ma swoje głębokie uzasadnienie – było nie było, na tekst patrzymy z perspektywy Twilight, która jak się okazuje, nie jest wolna od uprzedzeń i też zdarza się jej oceniać książkę po okładce. A zastępczyni Rainbow Dash nie lubi, oj nie lubi… przynajmniej początkowo. Im dalej w tekst, tym bardziej ich wzajemne stosunki ulegają zmianom to na lepsze, to na gorsze. Podsumowując – nie ma tu miejsca na nudę. </text:p>
      <text:p text:style-name="P1"/>
      <text:p text:style-name="P1">Wróćmy jeszcze do postaci głównej, czyli panny Sparkle. To, czym ten fanfik kupił mnie ostatecznie, to mocny nacisk na jej rodzinę. Dowiadujemy się sporo zarówno o jej rodzicach, jak i o… pozostałych członkach rodu. Dodam jeszcze, iż Twilght na przestrzeni rozdziałów sprawdza się w rolach, które niekoniecznie znamy z serialu. I robi to dobrze. Dodatkowo Ponibius pełnymi garściami korzysta z rozbudowanego świata, jaki stworzył Chengar, dodając również sporo szczegółów od siebie. Mamy więc wgląd w życie zarówno wyższej arystokracji, szlachciców-gołodupców mogących poszczycić się wyłącznie zjedzonym przez mole tytułem, a także kuców, które na przykład przez wzgląd na tradycję nie dopuszczają do swoich rodzin żadnego arystokraty. Prawdziwy społeczny galimatias, ale opisany tak jasno i dobrze, iż czytelnik bez trudności zorientuje się w pozycjach poszczególnych bohaterów i korelacjach między nimi.</text:p>
      <text:p text:style-name="P1"/>
      <text:p text:style-name="P1">Mam również dobre wiadomości dla fanów Winningversowej Derpy Hooves. Zarówno ona, jak i jej córki, pełnią w opowiadaniu ważną rolę i świetnie sprawdzają się na rozbudowanym drugim planie. W ogóle kreacje bohaterów mogę jedynie chwalić – praktycznie nie ma w fanfiku postaci płaskich i nudnych, nawet jeżeli pojawiają się na krótko, a jedynym ich zadaniem jest zebrać baty i trafić za kratki. O tak, trochę tego typu akcji też można w „Study of a Winning Pony” znaleźć. I tu kolejna pochwała, gdyż autorowi udało się nie przesadzić w opisach scen… batalistycznych to za dużo powiedziane, no ale ogólnie akcji – opisy są bardzo dynamiczne.</text:p>
      <text:p text:style-name="P1"/>
      <text:p text:style-name="P1">Na koniec sięgnijmy do kwestii językowych i stylistycznych. Ponibius ma lekkie pióro. Kiedy już usiądzie się do tekstu, to kolejne rozdziały przelatują przed oczami z szybkością błyskawicy. Używany język, hmm… trudno to określić. Wydaje mi się, iż jest nieco łatwiejszy niż w „The Life and Times of Winning Pony”, ponieważ występuje mniej określeń slangowych. Osoba ze średnio zaawansowanym angielskim powinna sobie spokojnie poradzić z lekturą, jedynie od czasu do czasu sięgając do słownika. Większym problemem są wspomniane wcześniej odniesienia popkulturowe, gdyż nie wszystkie odnoszą się do rzeczy powszechnie znanych na naszym kontynencie.</text:p>
      <text:p text:style-name="P1"/>
      <text:p text:style-name="P1">Podsumowując już całość – jest to naprawdę świetny spin-off i uzupełnienie doskonałego opowiadania. Rozwija świat przedstawiony w Winningverse, przedstawia nowych bohaterów i rozwija już istniejących, czasami w bardzo nieprzewidywalny sposób. Polecam każdemu, kto szuka dobrej rozrywki.</text:p>
      <text:p text:style-name="P1"/>
      <text:p text:style-name="P1">Link do obrazka: <text:a xlink:type="simple" xlink:href="https://cdn-img.fimfiction.net/story/mgvl-1432449785-53958-full" text:style-name="ListLabel_20_2" text:visited-style-name="ListLabel_20_2"><text:span text:style-name="T3">1</text:span></text:a> <text:a xlink:type="simple" xlink:href="https://images-wixmp-ed30a86b8c4ca887773594c2.wixmp.com/f/fbd7f37c-0751-4309-9fba-ab57a9a579af/d9pc36e-ea86ded8-a548-4405-b5a5-da80878d9075.png/v1/fill/w_1024,h_753,q_80,strp/alpha_sibling_by_inuhoshi_to_darkpen_d9pc36e-fullview.jpg?token=eyJ0eXAiOiJKV1QiL" text:style-name="ListLabel_20_2" text:visited-style-name="ListLabel_20_2"><text:span text:style-name="T3">2</text:span></text:a></text:p>
      <text:p text:style-name="P1"><text:soft-page-break/>Link do źródła: <text:a xlink:type="simple" xlink:href="https://www.fimfiction.net/story/53958/the-study-of-a-winning-pony" text:style-name="ListLabel_20_2" text:visited-style-name="ListLabel_20_2"><text:span text:style-name="T3">1</text:span></text:a> <text:a xlink:type="simple" xlink:href="https://www.deviantart.com/inuhoshi-to-darkpen/art/Alpha-Sibling-586749974" text:style-name="ListLabel_20_2" text:visited-style-name="ListLabel_20_2"><text:span text:style-name="T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l" fo:country="PL"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920" meta:character-count="6335" meta:non-whitespace-character-count="5421"/>
    <meta:generator>LibreOfficeDev/6.0.5.2$Linux_X86_64 LibreOffice_project/</meta:generator>
  </office:meta>
</office:document-meta>
</file>